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1" table:number-columns-repeated="4" table:default-cell-style-name="ce2"/>
        <table:table-row table:style-name="ro1">
          <table:table-cell table:style-name="Default" office:value-type="string" calcext:value-type="string">
            <text:p>Boia</text:p>
          </table:table-cell>
          <table:table-cell office:value-type="string" calcext:value-type="string">
            <text:p>Referênc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o_bc1_0</text:p>
          </table:table-cell>
          <table:table-cell office:value-type="string" calcext:value-type="string">
            <text:p>sant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o_santos</text:p>
          </table:table-cell>
          <table:table-cell office:value-type="string" calcext:value-type="string">
            <text:p>sant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o_bc1_0</text:p>
          </table:table-cell>
          <table:table-cell office:value-type="string" calcext:value-type="string">
            <text:p>sant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o_santos</text:p>
          </table:table-cell>
          <table:table-cell office:value-type="string" calcext:value-type="string">
            <text:p>santos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ntartic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bofrio</text:p>
          </table:table-cell>
          <table:table-cell office:value-type="string" calcext:value-type="string">
            <text:p>Cabofrio / cabofrio2_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abofrio2_0</text:p>
          </table:table-cell>
          <table:table-cell office:value-type="string" calcext:value-type="string">
            <text:p>Cabofrio / cabofrio2_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ortalez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taguai_1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tajai_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tao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ano</text:p>
          </table:table-cell>
          <table:table-cell office:value-type="string" calcext:value-type="string">
            <text:p>riogrande_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teroi2_0</text:p>
          </table:table-cell>
          <table:table-cell office:value-type="string" calcext:value-type="string">
            <text:p>niteroi_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niteroi_0</text:p>
          </table:table-cell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portoseguro_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ecife_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iogrande_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antos</text:p>
          </table:table-cell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spotter_abrolhos_3</text:p>
          </table:table-cell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spotter_alcatrazes</text:p>
          </table:table-cell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spotter_keller</text:p>
          </table:table-cell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spotter_noronha</text:p>
          </table:table-cell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spotter_pinguim</text:p>
          </table:table-cell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spotter_potter</text:p>
          </table:table-cell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spotter_trindad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vitoria_0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8T11:13:19.427175243</meta:creation-date>
    <dc:date>2022-07-18T11:41:19.872996521</dc:date>
    <meta:editing-duration>PT7M38S</meta:editing-duration>
    <meta:editing-cycles>1</meta:editing-cycles>
    <meta:document-statistic meta:table-count="1" meta:cell-count="54" meta:object-count="0"/>
    <meta:generator>LibreOffice/7.3.3.2$Linux_X86_64 LibreOffice_project/30$Build-2</meta:generator>
  </office:meta>
</office:document-meta>
</file>